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WOFOLD INVITATION (96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WOFOLD INVITATION (96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ll to witness (96:1-6, 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ll to witness (96:1-6, 10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roclaiming his salvation (96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roclaiming his splendor (96:3, 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roclaiming his sovereignty (96:4-5, 10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Proclaiming his strength (96:3, 6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TWOFOLD INVITATION (96:1-10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call to witness (96:1-6, 10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all to worship (96:7-9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call to worship (96:7-9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Give glory to God (96:7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ive gifts to God (96:8-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TWOFOLD INVITATION (96:1-10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call to witness (96:1-6, 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all to worship (96:7-9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9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TWOFOLD INVITATION (96:1-10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CELEBRATION (96:11-1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ELEBRATION (96:11-13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arties (96:11-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urpose (96: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96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TWOFOLD INVITATION (96:1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ELEBRATION (96:11-1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6 </dc:title>
    <meta:initial-creator>David STRICKLAND</meta:initial-creator>
    <dc:creator>David STRICKLAND</dc:creator>
    <meta:creation-date>2020-02-23T23:20:19Z</meta:creation-date>
    <dc:date>2020-02-23T23:20:19Z</dc:date>
    <meta:template xlink:href="BibleStudy" xlink:type="simple"/>
    <meta:editing-cycles>1</meta:editing-cycles>
    <meta:editing-duration>PT0S</meta:editing-duration>
    <meta:document-statistic meta:paragraph-count="27" meta:word-count="183"/>
  </office:meta>
</office:document-meta>
</file>